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2.94cm" draw:shadow="hidden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239cm" fo:min-width="7.677cm" draw:shadow="hidden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4.326cm" draw:shadow="hidden"/>
    </style:style>
    <style:style style:name="gr6" style:family="graphic" style:parent-style-name="standard">
      <style:graphic-properties draw:fill="solid" draw:fill-color="#e6e6e6" draw:textarea-vertical-align="middle" draw:shadow="hidden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text-shadow="none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fo:text-shadow="none" style:font-size-asian="16pt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super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5.218cm" svg:height="2.147cm" svg:x="1.778cm" svg:y="17.78cm">
          <draw:text-box>
            <text:p text:style-name="P1"><text:span text:style-name="T1">nav_msgs::Pose::</text:span><text:span text:style-name="T1"><text:line-break/></text:span><text:span text:style-name="T1">Name: poseSlider</text:span><text:span text:style-name="T1"><text:line-break/></text:span><text:span text:style-name="T1">Position in x, y [m] and phi [rad] </text:span></text:p>
          </draw:text-box>
        </draw:frame>
        <draw:frame draw:style-name="gr1" draw:text-style-name="P2" draw:layer="layout" svg:width="5.218cm" svg:height="2.147cm" svg:x="1.778cm" svg:y="14.478cm">
          <draw:text-box>
            <text:p text:style-name="P1"><text:span text:style-name="T1">geometry_msgs::Twist:</text:span><text:span text:style-name="T1"><text:line-break/></text:span><text:span text:style-name="T1">Name: twistSlider</text:span><text:span text:style-name="T1"><text:line-break/></text:span><text:span text:style-name="T1">Velocities in x, y [m/s] and phi [rad/s]</text:span></text:p>
          </draw:text-box>
        </draw:frame>
        <draw:frame draw:style-name="gr1" draw:text-style-name="P3" draw:layer="layout" svg:width="6.488cm" svg:height="4.043cm" svg:x="6.604cm" svg:y="11.43cm">
          <draw:text-box>
            <text:p text:style-name="P1"><text:span text:style-name="T1">sensor_msgs::JointState: </text:span><text:span text:style-name="T1"><text:line-break/></text:span><text:span text:style-name="T1">Name: jointStatesMover4</text:span><text:span text:style-name="T1"><text:line-break/></text:span><text:span text:style-name="T1">A1 to A4 [rad] </text:span><text:span text:style-name="T1"><text:line-break/></text:span><text:span text:style-name="T1">or </text:span><text:span text:style-name="T1"><text:line-break/></text:span><text:span text:style-name="T1">geometry_msgs::Pose: </text:span><text:span text:style-name="T1"><text:line-break/></text:span><text:span text:style-name="T1">Name: poseMover4</text:span><text:span text:style-name="T1"><text:line-break/></text:span><text:span text:style-name="T1">Position and Orientation </text:span><text:span text:style-name="T1"><text:line-break/></text:span><text:span text:style-name="T1">[m and Quaternions]</text:span></text:p>
          </draw:text-box>
        </draw:frame>
        <draw:custom-shape draw:style-name="gr2" draw:text-style-name="P4" draw:layer="layout" svg:width="0.762cm" svg:height="0.56cm" draw:transform="rotate (0.660956187730253) translate (22.944cm 15.64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762cm" svg:height="0.56cm" draw:transform="rotate (-0.881391272257137) translate (24.652cm 15.27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6.604cm" svg:height="3.048cm" svg:x="16.256cm" svg:y="7.62cm">
          <text:p text:style-name="P4">CPRCommRS232<text:line-break/><text:span text:style-name="T2"><text:line-break/></text:span><text:span text:style-name="T2">writes/reads messages </text:span><text:span text:style-name="T2"><text:line-break/></text:span><text:span text:style-name="T2">to the hardware</text:span></text:p>
          <draw:enhanced-geometry svg:viewBox="0 0 21600 21600" draw:type="rectangle" draw:enhanced-path="M 0 0 L 21600 0 21600 21600 0 21600 0 0 Z N"/>
        </draw:custom-shape>
        <draw:frame draw:style-name="gr4" draw:text-style-name="P5" xml:id="id2" draw:id="id2" draw:layer="layout" svg:width="6.858cm" svg:height="1.505cm" svg:x="19.742cm" svg:y="18.699cm">
          <draw:text-box>
            <text:p text:style-name="P4"><text:span text:style-name="T3">CPR Robot Hardware</text:span><text:span text:style-name="T3"><text:line-break/></text:span><text:span text:style-name="T3">(Mover4, Slider or both)</text:span></text:p>
          </draw:text-box>
        </draw:frame>
        <draw:frame draw:style-name="gr5" draw:text-style-name="P4" xml:id="id1" draw:id="id1" draw:layer="layout" svg:width="4.826cm" svg:height="2.132cm" svg:x="22.436cm" svg:y="11.082cm">
          <draw:text-box>
            <text:p text:style-name="P4"><text:span text:style-name="T4">CPR </text:span><text:span text:style-name="T4"><text:line-break/></text:span><text:span text:style-name="T4">USB2CAN </text:span><text:span text:style-name="T4"><text:line-break/></text:span><text:span text:style-name="T4">Bridge</text:span></text:p>
          </draw:text-box>
        </draw:frame>
        <draw:connector draw:style-name="gr6" draw:text-style-name="P4" draw:layer="layout" svg:x1="24.096cm" svg:y1="13.214cm" svg:x2="23.171cm" svg:y2="18.699cm" draw:start-shape="id1" draw:start-glue-point="2" draw:end-shape="id2" svg:d="m24096 13214v2743h-925v2742">
          <text:p/>
        </draw:connector>
        <draw:frame draw:style-name="gr1" draw:text-style-name="P6" draw:layer="layout" svg:width="2.868cm" svg:height="1.199cm" svg:x="21.138cm" svg:y="13.368cm">
          <draw:text-box>
            <text:p text:style-name="P4"><text:span text:style-name="T1">CAN-Bus at 500 kbit/s</text:span></text:p>
          </draw:text-box>
        </draw:frame>
        <draw:connector draw:style-name="gr6" draw:text-style-name="P4" draw:layer="layout" svg:x1="22.86cm" svg:y1="9.144cm" svg:x2="24.849cm" svg:y2="11.082cm" draw:start-shape="id3" draw:start-glue-point="1" draw:end-shape="id1" draw:end-glue-point="0" svg:d="m22860 9144h1989v1938">
          <text:p/>
        </draw:connector>
        <draw:frame draw:style-name="gr1" draw:text-style-name="P7" draw:layer="layout" svg:width="3.186cm" svg:height="1.673cm" svg:x="23.392cm" svg:y="7.249cm">
          <draw:text-box>
            <text:p text:style-name="P4"><text:span text:style-name="T1">Virtual Com Port at 115.200 kbit/s</text:span></text:p>
          </draw:text-box>
        </draw:frame>
        <draw:custom-shape draw:style-name="gr3" draw:text-style-name="P4" xml:id="id4" draw:id="id4" draw:layer="layout" svg:width="7.112cm" svg:height="3.048cm" svg:x="11.482cm" svg:y="12.868cm">
          <text:p text:style-name="P4">CPRKinMover4<text:line-break/><text:span text:style-name="T5">accepts JointState or Pose (in </text:span><text:span text:style-name="T5"><text:line-break/></text:span><text:span text:style-name="T5">preparation) messages and </text:span><text:span text:style-name="T5"><text:line-break/></text:span><text:span text:style-name="T5">forwards the </text:span><text:span text:style-name="T5"><text:line-break/></text:span><text:span text:style-name="T5">necessary CAN messages 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7.112cm" svg:height="3.048cm" svg:x="11.482cm" svg:y="16.778cm">
          <text:p text:style-name="P4">CPRKinSlider<text:line-break/><text:span text:style-name="T5">accepts Twist </text:span><text:span text:style-name="T5"><text:line-break/></text:span><text:span text:style-name="T5">messages and forwards the </text:span><text:span text:style-name="T5"><text:line-break/></text:span><text:span text:style-name="T5">necessary CAN messages </text:span></text:p>
          <draw:enhanced-geometry svg:viewBox="0 0 21600 21600" draw:type="rectangle" draw:enhanced-path="M 0 0 L 21600 0 21600 21600 0 21600 0 0 Z N"/>
        </draw:custom-shape>
        <draw:connector draw:style-name="gr7" draw:text-style-name="P4" xml:id="id7" draw:id="id7" draw:layer="layout" svg:x1="18.594cm" svg:y1="14.392cm" svg:x2="19.558cm" svg:y2="10.668cm" draw:start-shape="id4" draw:start-glue-point="1" draw:end-shape="id3" draw:end-glue-point="2" svg:d="m18594 14392h964v-3724">
          <text:p/>
        </draw:connector>
        <draw:custom-shape draw:style-name="gr3" draw:text-style-name="P4" xml:id="id8" draw:id="id8" draw:layer="layout" svg:width="7.112cm" svg:height="1.778cm" svg:x="1.524cm" svg:y="5.08cm">
          <text:p text:style-name="P4">CPRTeleopKeyboard<text:line-break/><text:span text:style-name="T5">reads the keyboard 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curve" svg:x1="5.734cm" svg:y1="10.496cm" svg:x2="11.482cm" svg:y2="18.302cm" draw:start-shape="id5" draw:start-glue-point="2" draw:end-shape="id6" draw:end-glue-point="3" svg:d="m5734 10496c0 5204 1916 7806 5748 7806">
          <text:p/>
        </draw:connector>
        <draw:connector draw:style-name="gr8" draw:text-style-name="P4" draw:layer="layout" draw:type="curve" svg:x1="11.482cm" svg:y1="14.392cm" svg:x2="5.734cm" svg:y2="10.496cm" draw:start-shape="id4" draw:start-glue-point="3" draw:end-shape="id5" draw:end-glue-point="2" svg:d="m11482 14392c-3832 0-5748-1298-5748-3896">
          <text:p/>
        </draw:connector>
        <draw:custom-shape draw:style-name="gr9" draw:text-style-name="P4" draw:layer="layout" svg:width="4.064cm" svg:height="1.016cm" svg:x="21.05cm" svg:y="17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016cm" svg:height="1.016cm" svg:x="21.304cm" svg:y="17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016cm" svg:height="1.016cm" svg:x="23.844cm" svg:y="17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62cm" svg:height="0.762cm" svg:x="22.349cm" svg:y="16.5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016cm" svg:height="1.016cm" svg:x="22.228cm" svg:y="15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016cm" svg:height="1.016cm" svg:x="23.598cm" svg:y="1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016cm" svg:height="1.016cm" svg:x="24.614cm" svg:y="15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8.008cm" svg:height="1.697cm" svg:x="1.27cm" svg:y="1.351cm">
          <draw:text-box>
            <text:p><text:span text:style-name="T6">Stack: cpr_robots_driver</text:span><text:span text:style-name="T6"><text:line-break/></text:span><text:span text:style-name="T6">Jan 21</text:span><text:span text:style-name="T7">st</text:span><text:span text:style-name="T6">, 2013</text:span></text:p>
          </draw:text-box>
        </draw:frame>
        <draw:frame draw:style-name="gr10" draw:layer="layout" svg:width="8.583cm" svg:height="1.673cm" svg:x="1.069cm" svg:y="3.048cm">
          <draw:text-box>
            <text:p>Pkg: cpr_robots_teleop<text:line-break/>Nodes: CPRTeleopKeyboard</text:p>
          </draw:text-box>
        </draw:frame>
        <draw:frame draw:style-name="gr10" draw:layer="layout" svg:width="8.533cm" svg:height="1.673cm" svg:x="11.787cm" svg:y="3.048cm">
          <draw:text-box>
            <text:p>Pkg: cpr_robots_hwinterface<text:line-break/>Nodes: CPRKinSlider</text:p>
          </draw:text-box>
        </draw:frame>
        <draw:connector draw:style-name="gr7" draw:text-style-name="P4" draw:layer="layout" svg:x1="18.594cm" svg:y1="18.302cm" svg:x2="19.558cm" svg:y2="14.392cm" draw:start-shape="id6" draw:start-glue-point="1" draw:end-shape="id7" draw:end-glue-point="0" svg:d="m18594 18302h964v-3910">
          <text:p/>
        </draw:connector>
        <draw:line draw:style-name="gr8" draw:text-style-name="P4" draw:layer="layout" svg:x1="1.27cm" svg:y1="4.826cm" svg:x2="9.814cm" svg:y2="4.826cm">
          <text:p/>
        </draw:line>
        <draw:line draw:style-name="gr8" draw:text-style-name="P4" draw:layer="layout" svg:x1="10.646cm" svg:y1="4.826cm" svg:x2="23.622cm" svg:y2="4.826cm">
          <text:p/>
        </draw:line>
        <draw:line draw:style-name="gr8" draw:text-style-name="P4" draw:layer="layout" svg:x1="1.27cm" svg:y1="4.826cm" svg:x2="1.27cm" svg:y2="16.764cm">
          <text:p/>
        </draw:line>
        <draw:line draw:style-name="gr8" draw:text-style-name="P4" draw:layer="layout" svg:x1="9.814cm" svg:y1="4.826cm" svg:x2="9.814cm" svg:y2="8.382cm">
          <text:p/>
        </draw:line>
        <draw:line draw:style-name="gr8" draw:text-style-name="P4" draw:layer="layout" svg:x1="10.646cm" svg:y1="4.826cm" svg:x2="10.668cm" svg:y2="9.652cm">
          <text:p/>
        </draw:line>
        <draw:line draw:style-name="gr8" draw:text-style-name="P4" draw:layer="layout" svg:x1="23.622cm" svg:y1="4.826cm" svg:x2="23.622cm" svg:y2="6.604cm">
          <text:p/>
        </draw:line>
        <draw:connector draw:style-name="gr8" draw:text-style-name="P4" draw:layer="layout" draw:type="curve" svg:x1="3.443cm" svg:y1="20.115cm" svg:x2="11.482cm" svg:y2="18.302cm" svg:d="m3443 20115c6030 0 2011-1813 8039-1813">
          <text:p/>
        </draw:connector>
        <draw:custom-shape draw:style-name="gr3" draw:text-style-name="P4" xml:id="id5" draw:id="id5" draw:layer="layout" svg:width="7.112cm" svg:height="3.048cm" svg:x="2.178cm" svg:y="7.448cm">
          <text:p text:style-name="P4">CPRCtrlLoop<text:line-break/><text:span text:style-name="T5">10 Hz loop</text:span></text:p>
          <text:p text:style-name="P4"><text:span text:style-name="T5">Gets commands from Keyboard </text:span><text:span text:style-name="T5"><text:line-break/></text:span><text:span text:style-name="T5">and publishes the message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5.734cm" svg:y1="7.448cm" svg:x2="5.08cm" svg:y2="6.858cm" draw:start-shape="id5" draw:start-glue-point="0" draw:end-shape="id8" draw:end-glue-point="2" svg:d="m5734 7448v-195h-654v-395">
          <text:p/>
        </draw:connector>
        <draw:frame draw:style-name="gr10" draw:layer="layout" svg:width="9.197cm" svg:height="1.673cm" svg:x="12.139cm" svg:y="5.334cm">
          <draw:text-box>
            <text:p>Up till now only the Slider node</text:p>
            <text:p>is available</text:p>
          </draw:text-box>
        </draw:frame>
        <draw:frame draw:style-name="gr11" draw:layer="layout" svg:width="0.502cm" svg:height="0.962cm" svg:x="26.924cm" svg:y="4.318cm">
          <draw:text-box>
            <text:p/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</meta:initial-creator>
    <meta:creation-date>2013-01-12T14:02:06</meta:creation-date>
    <meta:editing-duration>PT4H16M52S</meta:editing-duration>
    <meta:editing-cycles>15</meta:editing-cycles>
    <meta:generator>LibreOffice/3.4$Linux LibreOffice_project/340m1$Build-402</meta:generator>
    <dc:date>2013-01-21T14:00:37</dc:date>
    <dc:creator>Christian </dc:creator>
    <meta:document-statistic meta:object-count="63"/>
  </office:meta>
</office:document-meta>
</file>